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  <style:text-properties style:font-name="Arial" style:font-name-complex="Ari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  <style:text-properties fo:color="#000000" style:font-name="Arial" style:font-name-complex="Arial"/>
    </style:style>
    <style:style style:name="P5" style:family="paragraph" style:parent-style-name="Normal_20__28_Web_29_">
      <style:paragraph-properties fo:text-align="justify" style:justify-single-word="false"/>
    </style:style>
    <style:style style:name="P6" style:family="paragraph" style:parent-style-name="Normal_20__28_Web_29_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8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9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10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11" style:family="paragraph" style:parent-style-name="Normal_20__28_Web_29_">
      <style:paragraph-properties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12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13" style:family="paragraph" style:parent-style-name="Normal_20__28_Web_29_" style:master-page-name="Standard">
      <style:paragraph-properties fo:text-align="justify" style:justify-single-word="false" style:page-number="auto"/>
    </style:style>
    <style:style style:name="T1" style:family="text">
      <style:text-properties style:font-name-complex="Tahoma"/>
    </style:style>
    <style:style style:name="T2" style:family="text">
      <style:text-properties fo:color="#000000" style:font-name="Tahoma" fo:font-size="12pt" style:font-size-asian="12pt" style:font-name-complex="Tahoma" style:font-size-complex="12pt"/>
    </style:style>
    <style:style style:name="T3" style:family="text">
      <style:text-properties fo:color="#000000" style:font-name="Tahoma" style:font-name-complex="Tahoma"/>
    </style:style>
    <style:style style:name="T4" style:family="text">
      <style:text-properties fo:color="#000000" style:font-name="Arial" style:font-name-complex="Arial"/>
    </style:style>
    <style:style style:name="T5" style:family="text">
      <style:text-properties fo:color="#000000" style:font-name="Arial" style:font-name-asian="Arial" style:font-name-complex="Arial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7" style:family="text"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T8" style:family="text">
      <style:text-properties style:font-name="Arial" fo:font-size="12pt" style:font-size-asian="12pt" style:font-name-complex="Arial" style:font-size-complex="12pt"/>
    </style:style>
    <style:style style:name="T9" style:family="text">
      <style:text-properties style:font-name="Arial" fo:font-size="12pt" style:font-name-asian="Arial" style:font-size-asian="12pt" style:font-name-complex="Arial" style:font-size-complex="12pt"/>
    </style:style>
    <style:style style:name="T10" style:family="text">
      <style:text-properties style:font-name="Arial" style:font-name-complex="Arial"/>
    </style:style>
    <style:style style:name="T11" style:family="text">
      <style:text-properties style:font-name="Arial" fo:language="es" fo:country="AR" style:font-name-complex="Arial"/>
    </style:style>
    <style:style style:name="T12" style:family="text">
      <style:text-properties style:font-name="Arial" fo:language="es" fo:country="AR" style:font-name-asian="Arial" style:font-name-complex="Arial"/>
    </style:style>
    <style:style style:name="T13" style:family="text">
      <style:text-properties style:font-name="Arial" style:font-name-asian="Arial" style:font-name-complex="Arial"/>
    </style:style>
    <style:style style:name="T14" style:family="text">
      <style:text-properties style:font-name-complex="Arial"/>
    </style:style>
    <style:style style:name="T15" style:family="text">
      <style:text-properties style:font-name-asian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$n_juzgado</text:span><text:span text:style-name="T7"> </text:span></text:p>
      <text:p text:style-name="P5"><text:span text:style-name="T6">ACOMPAÑA</text:span><text:span text:style-name="T7"> </text:span><text:span text:style-name="T6">CROQUIS.</text:span><text:span text:style-name="T7"> </text:span><text:span text:style-name="T6">SOLICITA</text:span><text:span text:style-name="T7"> </text:span><text:span text:style-name="T6">MANDAMIENTO</text:span><text:span text:style-name="T7"> </text:span><text:span text:style-name="T6">CON</text:span><text:span text:style-name="T7"> </text:span><text:span text:style-name="T6">ADJUNCION</text:span><text:span text:style-name="T7"> </text:span><text:span text:style-name="T6">DE</text:span><text:span text:style-name="T7"> </text:span><text:span text:style-name="T6">CROQUIS.</text:span></text:p>
      <text:p text:style-name="P6"/>
      <text:p text:style-name="P6"/>
      <text:p text:style-name="P7">Señor<text:span text:style-name="T15"> </text:span>Juez:</text:p>
      <text:p text:style-name="P2"><text:span text:style-name="T3">$abogado_descripcion</text:span><text:span text:style-name="T4">,</text:span><text:span text:style-name="T5"> </text:span><text:span text:style-name="T4">en</text:span><text:span text:style-name="T5"> </text:span><text:span text:style-name="T4">mi</text:span><text:span text:style-name="T5"> </text:span><text:span text:style-name="T4">carácter</text:span><text:span text:style-name="T5"> </text:span><text:span text:style-name="T4">de</text:span><text:span text:style-name="T5"> </text:span><text:span text:style-name="T4">apoderado</text:span><text:span text:style-name="T5"> </text:span><text:span text:style-name="T4">de</text:span><text:span text:style-name="T5"> </text:span><text:span text:style-name="T3">$nombre_empresa</text:span><text:span text:style-name="T4">.,</text:span><text:span text:style-name="T5"> </text:span><text:span text:style-name="T4">con</text:span><text:span text:style-name="T5"> </text:span><text:span text:style-name="T4">el</text:span><text:span text:style-name="T5"> </text:span><text:span text:style-name="T4">domicilio</text:span><text:span text:style-name="T5"> </text:span><text:span text:style-name="T4">constituido</text:span><text:span text:style-name="T5"> </text:span><text:span text:style-name="T4">en</text:span><text:span text:style-name="T5"> </text:span><text:span text:style-name="T4">autos</text:span><text:span text:style-name="T5"> </text:span><text:span text:style-name="T4">en</text:span><text:span text:style-name="T5"> </text:span><text:span text:style-name="T4">calle</text:span><text:span text:style-name="T5"> </text:span><text:span text:style-name="T4">48</text:span><text:span text:style-name="T5"> </text:span><text:span text:style-name="T4">Nº</text:span><text:span text:style-name="T5"> </text:span><text:span text:style-name="T4">726,</text:span><text:span text:style-name="T5"> </text:span><text:span text:style-name="T4">5º</text:span><text:span text:style-name="T5"> </text:span><text:span text:style-name="T4">Piso</text:span><text:span text:style-name="T5"> <text:s/></text:span><text:span text:style-name="T4">de</text:span><text:span text:style-name="T5"> </text:span><text:span text:style-name="T4">La</text:span><text:span text:style-name="T5"> </text:span><text:span text:style-name="T4">Plata,</text:span><text:span text:style-name="T12"> </text:span><text:span text:style-name="T11">en</text:span><text:span text:style-name="T12"> </text:span><text:span text:style-name="T11">los</text:span><text:span text:style-name="T12"> </text:span><text:span text:style-name="T11">autos</text:span><text:span text:style-name="T12"> </text:span><text:span text:style-name="T11">caratulados</text:span><text:span text:style-name="T12"> “</text:span><text:span text:style-name="T3">$nombre_empresa</text:span><text:span text:style-name="T4">.</text:span><text:span text:style-name="T5"> </text:span><text:span text:style-name="T4">c/</text:span><text:span text:style-name="T12"> <text:s text:c="16"/></text:span><text:span text:style-name="T3">$nombreCliente</text:span><text:span text:style-name="T13"> </text:span><text:span text:style-name="T4">s/</text:span><text:span text:style-name="T5"> </text:span><text:span text:style-name="T4">Cobro</text:span><text:span text:style-name="T5"> </text:span><text:span text:style-name="T4">Ejecutivo</text:span><text:span text:style-name="T5">” </text:span><text:span text:style-name="T10">a</text:span><text:span text:style-name="T13"> </text:span><text:span text:style-name="T10">V.</text:span><text:span text:style-name="T13"> </text:span><text:span text:style-name="T10">S.</text:span><text:span text:style-name="T13"> </text:span><text:span text:style-name="T10">digo:</text:span></text:p>
      <text:p text:style-name="P3"/>
      <text:p text:style-name="P12"><text:span text:style-name="T6">I.-</text:span><text:span text:style-name="T9"> </text:span><text:span text:style-name="T8">Que</text:span><text:span text:style-name="T9"> </text:span><text:span text:style-name="T8">visto</text:span><text:span text:style-name="T9"> </text:span><text:span text:style-name="T8">lo</text:span><text:span text:style-name="T9"> </text:span><text:span text:style-name="T8">informado</text:span><text:span text:style-name="T9"> </text:span><text:span text:style-name="T8">por</text:span><text:span text:style-name="T9"> </text:span><text:span text:style-name="T8">el</text:span><text:span text:style-name="T9"> </text:span><text:span text:style-name="T8">oficial</text:span><text:span text:style-name="T9"> </text:span><text:span text:style-name="T8">de</text:span><text:span text:style-name="T9"> </text:span><text:span text:style-name="T8">justicia,</text:span><text:span text:style-name="T9"> </text:span><text:span text:style-name="T8">acompaño</text:span><text:span text:style-name="T9"> </text:span><text:span text:style-name="T8">croquis</text:span><text:span text:style-name="T9"> </text:span><text:span text:style-name="T8">con</text:span><text:span text:style-name="T9"> </text:span><text:span text:style-name="T8">foto</text:span><text:span text:style-name="T9"> </text:span><text:span text:style-name="T8">del</text:span><text:span text:style-name="T9"> </text:span><text:span text:style-name="T8">domicilio</text:span><text:span text:style-name="T9"> </text:span><text:span text:style-name="T8">del</text:span><text:span text:style-name="T9"> </text:span><text:span text:style-name="T8">demandado</text:span><text:span text:style-name="T9"> </text:span><text:span text:style-name="T8">a</text:span><text:span text:style-name="T9"> </text:span><text:span text:style-name="T8">efecto</text:span><text:span text:style-name="T9"> </text:span><text:span text:style-name="T8">de</text:span><text:span text:style-name="T9"> </text:span><text:span text:style-name="T8">individualizar</text:span><text:span text:style-name="T9"> </text:span><text:span text:style-name="T8">el</text:span><text:span text:style-name="T9"> </text:span><text:span text:style-name="T8">inmueble,</text:span><text:span text:style-name="T9"> </text:span><text:span text:style-name="T8">solicitando</text:span><text:span text:style-name="T9"> </text:span><text:span text:style-name="T8">se</text:span><text:span text:style-name="T9"> </text:span><text:span text:style-name="T8">libre</text:span><text:span text:style-name="T9"> </text:span><text:span text:style-name="T8">nuevo</text:span><text:span text:style-name="T9"> </text:span><text:span text:style-name="T8">mandamiento</text:span><text:span text:style-name="T9"> </text:span><text:span text:style-name="T8">a</text:span><text:span text:style-name="T9"> </text:span><text:span text:style-name="T8">los</text:span><text:span text:style-name="T9"> </text:span><text:span text:style-name="T8">mismos</text:span><text:span text:style-name="T9"> </text:span><text:span text:style-name="T8">fines</text:span><text:span text:style-name="T9"> </text:span><text:span text:style-name="T8">que</text:span><text:span text:style-name="T9"> </text:span><text:span text:style-name="T8">el</text:span><text:span text:style-name="T9"> </text:span><text:span text:style-name="T8">anterior</text:span><text:span text:style-name="T9"> </text:span><text:span text:style-name="T8">con</text:span><text:span text:style-name="T9"> </text:span><text:span text:style-name="T8">adjunción</text:span><text:span text:style-name="T9"> </text:span><text:span text:style-name="T8">de</text:span><text:span text:style-name="T9"> </text:span><text:span text:style-name="T8">croquis.</text:span><text:span text:style-name="T9"> </text:span></text:p>
      <text:p text:style-name="P4"/>
      <text:p text:style-name="P8">PROVEER<text:span text:style-name="T15"> </text:span>DE<text:span text:style-name="T15"> </text:span>CONFORMIDAD</text:p>
      <text:p text:style-name="P8">SERA<text:span text:style-name="T15"> </text:span>JUSTICIA</text:p>
      <text:p text:style-name="P9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line-height="150%" fo:text-align="justify" style:justify-single-word="false" fo:text-indent="2.221cm" style:auto-text-indent="false" fo:keep-with-next="always"/>
      <style:text-properties fo:color="#000000" style:font-name="Arial" fo:font-weight="bold" style:font-weight-asian="bold" style:font-name-complex="Arial" style:font-weight-complex="bold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001cm" fo:margin-bottom="1.6cm" fo:margin-left="4.6cm" fo:margin-right="1.1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6</dc:title>
    <meta:initial-creator>eugenia</meta:initial-creator>
    <meta:creation-date>2012-05-06T16:49:00</meta:creation-date>
    <dc:date>2012-05-23T10:29:09</dc:date>
    <meta:print-date>2008-12-19T16:42:00</meta:print-date>
    <meta:editing-cycles>3</meta:editing-cycles>
    <meta:editing-duration>PT1M</meta:editing-duration>
    <meta:generator>LibreOffice/3.4$Linux LibreOffice_project/340m1$Build-402</meta:generator>
    <meta:document-statistic meta:table-count="0" meta:image-count="0" meta:object-count="0" meta:page-count="1" meta:paragraph-count="7" meta:word-count="94" meta:character-count="631" meta:non-whitespace-character-count="525"/>
    <meta:user-defined meta:name="Información 1"/>
    <meta:user-defined meta:name="Información 2"/>
    <meta:user-defined meta:name="Información 3"/>
    <meta:user-defined meta:name="Información 4"/>
  </office:meta>
</office:document-meta>
</file>